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Exception.Patter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Exception.PatternException( String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Exception.PatternException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